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1020" table:default-cell-style-name="Default"/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1"/>
          <table:table-cell table:style-name="ce2" office:value-type="string" calcext:value-type="string">
            <text:p>Curso</text:p>
          </table:table-cell>
          <table:table-cell table:style-name="ce2" office:value-type="string" calcext:value-type="string">
            <text:p>Modulo</text:p>
          </table:table-cell>
          <table:table-cell table:style-name="ce2" office:value-type="string" calcext:value-type="string">
            <text:p>Tempo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Fundamento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P. Apli 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F. Next.j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Back-Fron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Front JAMsta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Con. Inter. Fut.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Data fetch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Aut. E Auto.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Perf. apps Rj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Testes un. Re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JS</text:p>
          </table:table-cell>
          <table:table-cell office:value-type="string" calcext:value-type="string">
            <text:p>Estrat. depl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Fund. React 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Expo Style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Formularios e Nav;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Async Storag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Contextos e Aut.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Consumindo AP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Animaco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Offline Firs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Testes no React 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Performando Apps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Publicacao de App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act Native</text:p>
          </table:table-cell>
          <table:table-cell office:value-type="string" calcext:value-type="string">
            <text:p>Fluxo de CI/C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Fundamentos N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Pri. Proj Nod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Iniciando AP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Continuando a ap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Testes e Regra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Trabalhando com re_tok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Depl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Serverles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ixir</text:p>
          </table:table-cell>
          <table:table-cell office:value-type="string" calcext:value-type="string">
            <text:p>Fundamento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ixir</text:p>
          </table:table-cell>
          <table:table-cell office:value-type="string" calcext:value-type="string">
            <text:p>Aprof. Conceito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ixir</text:p>
          </table:table-cell>
          <table:table-cell office:value-type="string" calcext:value-type="string">
            <text:p>Projeto Exliver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ixir</text:p>
          </table:table-cell>
          <table:table-cell office:value-type="string" calcext:value-type="string">
            <text:p>Phoenix e Ecto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ixir</text:p>
          </table:table-cell>
          <table:table-cell office:value-type="string" calcext:value-type="string">
            <text:p>Regras e Negocio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ixir</text:p>
          </table:table-cell>
          <table:table-cell office:value-type="string" calcext:value-type="string">
            <text:p>Cons. API Externa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ixir</text:p>
          </table:table-cell>
          <table:table-cell office:value-type="string" calcext:value-type="string">
            <text:p>Autenticando nossa AP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ixir</text:p>
          </table:table-cell>
          <table:table-cell office:value-type="string" calcext:value-type="string">
            <text:p>Um pouco de OT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lixir</text:p>
          </table:table-cell>
          <table:table-cell office:value-type="string" calcext:value-type="string">
            <text:p>CI/C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Default" table:formula="of:=SUM([.D3:.D42])" office:value-type="float" office:value="150" calcext:value-type="float">
            <text:p>15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03:13:40.272000000</meta:creation-date>
    <dc:date>2022-03-22T03:33:43.485000000</dc:date>
    <meta:editing-duration>PT8M21S</meta:editing-duration>
    <meta:editing-cycles>3</meta:editing-cycles>
    <meta:generator>LibreOffice/7.0.6.2$Windows_X86_64 LibreOffice_project/144abb84a525d8e30c9dbbefa69cbbf2d8d4ae3b</meta:generator>
    <meta:document-statistic meta:table-count="1" meta:cell-count="124" meta:object-count="0"/>
  </office:meta>
</office:document-meta>
</file>